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97fd" officeooo:paragraph-rsid="000a97fd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97fd" officeooo:paragraph-rsid="000a97fd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1411" officeooo:paragraph-rsid="000c141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c1411" officeooo:paragraph-rsid="000c1411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9.326cm"/>
        </style:tab-stops>
      </style:paragraph-properties>
      <style:text-properties fo:color="#ff3333" fo:font-size="16pt" fo:font-style="normal" style:text-underline-style="none" fo:font-weight="normal" officeooo:rsid="000b548a" officeooo:paragraph-rsid="000b548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9.326cm"/>
        </style:tab-stops>
      </style:paragraph-properties>
      <style:text-properties fo:color="#ff3333" fo:font-size="14pt" fo:font-style="normal" style:text-underline-style="none" fo:font-weight="normal" officeooo:rsid="000b548a" officeooo:paragraph-rsid="000b548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officeooo:rsid="000c1411" officeooo:paragraph-rsid="000c1411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9.326cm"/>
        </style:tab-stops>
      </style:paragraph-properties>
      <style:text-properties fo:color="#000000" fo:font-size="12pt" fo:font-style="normal" style:text-underline-style="none" fo:font-weight="normal" officeooo:rsid="000b548a" officeooo:paragraph-rsid="000b548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9.326cm"/>
        </style:tab-stops>
      </style:paragraph-properties>
      <style:text-properties fo:color="#000000" fo:font-size="12pt" fo:font-style="normal" style:text-underline-style="none" fo:font-weight="normal" officeooo:rsid="000b548a" officeooo:paragraph-rsid="000c141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9.326cm"/>
        </style:tab-stops>
      </style:paragraph-properties>
      <style:text-properties fo:color="#000000" fo:font-size="12pt" fo:font-style="normal" style:text-underline-style="none" fo:font-weight="normal" officeooo:rsid="000c1411" officeooo:paragraph-rsid="000c141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c1411" officeooo:paragraph-rsid="000c141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0c1411" officeooo:paragraph-rsid="000c1411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c1411" officeooo:paragraph-rsid="000c141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d4cc2" officeooo:paragraph-rsid="000d4cc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eee9e" officeooo:paragraph-rsid="000eee9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officeooo:rsid="000eee9e" officeooo:paragraph-rsid="000eee9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cc00" fo:font-style="normal" style:text-underline-style="none" fo:font-weight="normal" officeooo:rsid="000c1411" officeooo:paragraph-rsid="000c141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ff" fo:font-size="12pt" fo:font-style="normal" style:text-underline-style="solid" style:text-underline-width="auto" style:text-underline-color="font-color" fo:font-weight="normal" officeooo:rsid="000d4cc2" officeooo:paragraph-rsid="000d4cc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fo:font-style="normal" style:text-underline-style="none" fo:font-weight="normal" officeooo:rsid="000d4cc2" officeooo:paragraph-rsid="000d4cc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ff" fo:font-style="normal" style:text-underline-style="solid" style:text-underline-width="auto" style:text-underline-color="font-color" fo:font-weight="normal" officeooo:rsid="000d4cc2" officeooo:paragraph-rsid="000d4cc2" style:font-style-asian="normal" style:font-weight-asian="normal" style:font-style-complex="normal" style:font-weight-complex="normal"/>
    </style:style>
    <style:style style:name="T1" style:family="text">
      <style:text-properties officeooo:rsid="000c14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e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pitre 1</text:p>
      <text:p text:style-name="P5"/>
      <text:p text:style-name="P6">I) Qu'est ce que l'économie ?</text:p>
      <text:p text:style-name="P8"/>
      <text:p text:style-name="P9">Economie = provenant du grec ancien oïkonomia, →<text:span text:style-name="T1">l'</text:span>art de gérer la maison. </text:p>
      <text:p text:style-name="P9"/>
      <text:p text:style-name="P10">L'économie est une science sociale qui étudie la production, la distribution et la consommation des biens.</text:p>
      <text:p text:style-name="P1"/>
      <text:p text:style-name="P1"/>
      <text:p text:style-name="P4">Microéconomie :</text:p>
      <text:p text:style-name="P3">Branche de la science qui étudie les comportements économiques au niveau des agents individuels. </text:p>
      <text:p text:style-name="P3"/>
      <text:p text:style-name="P4">Macroéconomie :</text:p>
      <text:p text:style-name="P3">Branche de la science qui étudie les phénomènes économiques globaux, agrégation à une échelle nationale ou internationale (inflation, chômage, consommation etc) </text:p>
      <text:p text:style-name="P3"/>
      <text:p text:style-name="P7">II) Des besoins humains illimités face à la rareté des biens.</text:p>
      <text:p text:style-name="P7"/>
      <text:p text:style-name="P18">Les besoins</text:p>
      <text:p text:style-name="P7"/>
      <text:p text:style-name="P12">Qu'est ce qu'un besoin ? </text:p>
      <text:p text:style-name="P11">Sensation de manque, ou d'insatisfaction qu'éprouvent les hommes. </text:p>
      <text:p text:style-name="P3"/>
      <text:p text:style-name="P4">Qu'est ce qu'un besoin en économies ?</text:p>
      <text:p text:style-name="P3">Besoins qui peuvent être satisfaits par l'activité humaine dans le cadre d'un travail. </text:p>
      <text:p text:style-name="P3"/>
      <text:p text:style-name="P17">Les besoins primaires et secondaires</text:p>
      <text:p text:style-name="P17"/>
      <text:p text:style-name="P13">Les <text:span text:style-name="T2">besoins primaires</text:span> sont ceux dont la satisfaction est considéré comme nécessaire à la survie des individus </text:p>
      <text:p text:style-name="P13"/>
      <text:p text:style-name="P13">Les besoins secondaires sont ceux qui naissent au contact des autres individus.</text:p>
      <text:p text:style-name="P13"/>
      <text:p text:style-name="P14">Ccl : Besoins <text:span text:style-name="T3">primaires</text:span> = besoins absolus </text:p>
      <text:p text:style-name="P14"><text:s text:c="9"/>Besoins <text:span text:style-name="T3">secondaires</text:span> = besoins relatifs <text:s/></text:p>
      <text:p text:style-name="P19"/>
      <text:p text:style-name="P20">Les biens</text:p>
      <text:p text:style-name="P14"/>
      <text:p text:style-name="P14">Les biens sont classés de plusieurs manières : </text:p>
      <text:p text:style-name="P14">-<text:span text:style-name="T3">Biens économiques</text:span> : ils nécessitent pour être produits, du travail humain </text:p>
      <text:p text:style-name="P14">-<text:span text:style-name="T3">Biens</text:span> <text:span text:style-name="T3">libres </text:span>: se trouvent en abondance dans la nature et s'obtiennent sans travail, sans sacrifice </text:p>
      <text:p text:style-name="P14">-Biens matériels : peuvent soit servir à la consommation des ménages, soit être utilisés par les entreprises pour produire d'autres biens </text:p>
      <text:p text:style-name="P14">-Biens immatériels : services </text:p>
      <text:p text:style-name="P14">-Biens durables</text:p>
      <text:p text:style-name="P14">-<text:span text:style-name="T4">Biens Périssable </text:span></text:p>
      <text:p text:style-name="P14"/>
      <text:p text:style-name="P14"/>
      <text:p text:style-name="P16">Les différents choix économiques : </text:p>
      <text:p text:style-name="P15"/>
      <text:p text:style-name="P15"><text:soft-page-break/>-Les choix au niveau de la société </text:p>
      <text:p text:style-name="P15">-Les choix des consommateurs </text:p>
      <text:p text:style-name="P15">-Les choix des produc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14:48.570896000</meta:creation-date>
    <dc:date>2015-09-10T10:59:45.670284000</dc:date>
    <meta:editing-duration>PT41M48S</meta:editing-duration>
    <meta:editing-cycles>7</meta:editing-cycles>
    <meta:generator>LibreOffice/4.3.1.2$MacOSX_X86_64 LibreOffice_project/958349dc3b25111dbca392fbc281a05559ef6848</meta:generator>
    <meta:document-statistic meta:table-count="0" meta:image-count="0" meta:object-count="0" meta:page-count="2" meta:paragraph-count="31" meta:word-count="253" meta:character-count="1668" meta:non-whitespace-character-count="1418"/>
  </office:meta>
</office:document-meta>
</file>